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xpression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ression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xpression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ression.AbstractExpression( String langu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xpression.setProperty( String propert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xpression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ression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